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6pt" style:letter-kerning="false" style:font-size-asian="6pt" style:language-asian="en" style:country-asian="US" style:font-size-complex="11pt" style:language-complex="ar" style:country-complex="SA"/>
    </style:style>
    <style:style style:name="P2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4pt" style:letter-kerning="false" style:font-size-asian="4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left="0.023cm" fo:margin-right="0.22cm" fo:margin-top="0.134cm" fo:margin-bottom="0cm" style:contextual-spacing="false"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.231cm" fo:margin-right="0.22cm" fo:margin-top="0.275cm" fo:margin-bottom="0cm" style:contextual-spacing="false"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right="0.22cm" fo:margin-top="0.242cm" fo:margin-bottom="0cm" style:contextual-spacing="false" fo:text-align="center" style:justify-single-word="false">
        <style:tab-stops>
          <style:tab-stop style:position="4.131cm"/>
          <style:tab-stop style:position="5.182cm"/>
          <style:tab-stop style:position="7.904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paragraph-properties fo:margin-left="0.226cm" fo:margin-right="0.22cm" fo:margin-top="0.09cm" fo:margin-bottom="0cm" style:contextual-spacing="false"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2.342cm" fo:margin-top="0.191cm" fo:margin-bottom="0cm" style:contextual-spacing="false">
        <style:tab-stops>
          <style:tab-stop style:position="12.737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Standard">
      <style:paragraph-properties fo:margin-left="2.568cm" fo:margin-top="0.175cm" fo:margin-bottom="0cm" style:contextual-spacing="false">
        <style:tab-stops>
          <style:tab-stop style:position="11.95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 fo:margin-left="2.581cm"/>
      <style:text-properties fo:font-size="12pt" style:font-size-asian="12pt" style:font-size-complex="12pt"/>
    </style:style>
    <style:style style:name="P10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6pt" style:letter-kerning="false" style:font-size-asian="6pt" style:language-asian="en" style:country-asian="US" style:font-size-complex="11pt" style:language-complex="ar" style:country-complex="SA"/>
    </style:style>
    <style:style style:name="P11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12pt" style:letter-kerning="false" style:font-size-asian="12pt" style:language-asian="en" style:country-asian="US" style:font-size-complex="12pt" style:language-complex="ar" style:country-complex="SA"/>
    </style:style>
    <style:style style:name="P12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12pt" officeooo:rsid="001429ae" officeooo:paragraph-rsid="001429ae" style:letter-kerning="false" style:font-size-asian="12pt" style:language-asian="en" style:country-asian="US" style:font-size-complex="12pt" style:language-complex="ar" style:country-complex="SA"/>
    </style:style>
    <style:style style:name="P13" style:family="paragraph" style:parent-style-name="Text_20_body">
      <style:paragraph-properties fo:margin-top="0.011cm" fo:margin-bottom="0cm" style:contextual-spacing="false"/>
      <style:text-properties fo:font-size="12pt" fo:font-weight="bold" style:font-size-asian="12pt" style:font-weight-asian="bold" style:font-size-complex="12pt"/>
    </style:style>
    <style:style style:name="P14" style:family="paragraph" style:parent-style-name="Text_20_body">
      <style:text-properties fo:font-size="12pt" fo:font-weight="bold" style:font-size-asian="12pt" style:font-weight-asian="bold" style:font-size-complex="12pt"/>
    </style:style>
    <style:style style:name="P15" style:family="paragraph" style:parent-style-name="Text_20_body">
      <style:paragraph-properties fo:margin-left="0.22cm" fo:margin-right="0.22cm" fo:text-align="center" style:justify-single-word="false"/>
      <style:text-properties fo:font-size="12pt" style:font-size-asian="12pt" style:font-size-complex="12pt"/>
    </style:style>
    <style:style style:name="P16" style:family="paragraph" style:parent-style-name="Text_20_body">
      <style:text-properties fo:font-size="12pt" style:font-size-asian="12pt" style:font-size-complex="12pt"/>
    </style:style>
    <style:style style:name="P17" style:family="paragraph" style:parent-style-name="Text_20_body">
      <style:paragraph-properties fo:margin-top="0.019cm" fo:margin-bottom="0cm" style:contextual-spacing="false"/>
      <style:text-properties fo:font-size="12pt" style:font-size-asian="12pt" style:font-size-complex="12pt"/>
    </style:style>
    <style:style style:name="P18" style:family="paragraph" style:parent-style-name="Text_20_body">
      <style:paragraph-properties fo:margin-left="2.552cm" fo:margin-right="2.544cm" fo:margin-top="0.161cm" fo:margin-bottom="0cm" style:contextual-spacing="false" fo:line-height="103%"/>
      <style:text-properties fo:font-size="12pt" style:font-size-asian="12pt" style:font-size-complex="12pt"/>
    </style:style>
    <style:style style:name="P19" style:family="paragraph" style:parent-style-name="Text_20_body">
      <style:paragraph-properties fo:margin-left="2.552cm" fo:margin-right="2.544cm" fo:margin-top="0.191cm" fo:margin-bottom="0cm" style:contextual-spacing="false" fo:line-height="103%"/>
      <style:text-properties fo:font-size="12pt" style:font-size-asian="12pt" style:font-size-complex="12pt"/>
    </style:style>
    <style:style style:name="P20" style:family="paragraph" style:parent-style-name="Text_20_body">
      <style:paragraph-properties fo:margin-left="2.552cm" fo:margin-top="0.325cm" fo:margin-bottom="0cm" style:contextual-spacing="false"/>
      <style:text-properties fo:font-size="12pt" style:font-size-asian="12pt" style:font-size-complex="12pt"/>
    </style:style>
    <style:style style:name="P21" style:family="paragraph" style:parent-style-name="Text_20_body">
      <style:paragraph-properties fo:margin-left="2.552cm" fo:margin-top="0.175cm" fo:margin-bottom="0cm" style:contextual-spacing="false"/>
      <style:text-properties fo:font-size="12pt" style:font-size-asian="12pt" style:font-size-complex="12pt"/>
    </style:style>
    <style:style style:name="P22" style:family="paragraph" style:parent-style-name="Text_20_body">
      <style:paragraph-properties fo:margin-left="3.605cm" fo:margin-top="0.191cm" fo:margin-bottom="0cm" style:contextual-spacing="false"/>
      <style:text-properties fo:font-size="12pt" style:font-size-asian="12pt" style:font-size-complex="12pt"/>
    </style:style>
    <style:style style:name="P23" style:family="paragraph" style:parent-style-name="Text_20_body">
      <style:paragraph-properties fo:margin-left="3.605cm" fo:margin-top="0.189cm" fo:margin-bottom="0cm" style:contextual-spacing="false"/>
      <style:text-properties fo:font-size="12pt" style:font-size-asian="12pt" style:font-size-complex="12pt"/>
    </style:style>
    <style:style style:name="P24" style:family="paragraph" style:parent-style-name="Text_20_body">
      <style:paragraph-properties fo:margin-left="13.607cm" fo:line-height="0.035cm"/>
      <style:text-properties fo:font-size="12pt" style:font-size-asian="12pt" style:font-size-complex="12pt"/>
    </style:style>
    <style:style style:name="P2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font-size="9pt" fo:font-weight="bold" style:font-size-asian="9pt" style:font-weight-asian="bold"/>
    </style:style>
    <style:style style:name="T2" style:family="text">
      <style:text-properties fo:font-size="9pt" fo:font-weight="bold" style:font-size-asian="9pt" style:font-weight-asian="bold" style:text-scale="105%"/>
    </style:style>
    <style:style style:name="T3" style:family="text">
      <style:text-properties fo:font-size="9pt" fo:letter-spacing="-0.009cm" fo:font-weight="bold" style:font-size-asian="9pt" style:font-weight-asian="bold" style:text-scale="105%"/>
    </style:style>
    <style:style style:name="T4" style:family="text">
      <style:text-properties fo:font-size="9pt" fo:letter-spacing="-0.007cm" fo:font-weight="bold" style:font-size-asian="9pt" style:font-weight-asian="bold" style:text-scale="105%"/>
    </style:style>
    <style:style style:name="T5" style:family="text">
      <style:text-properties fo:font-size="9pt" fo:letter-spacing="0.069cm" fo:font-weight="bold" style:font-size-asian="9pt" style:font-weight-asian="bold" style:text-scale="105%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text-scale="105%"/>
    </style:style>
    <style:style style:name="T8" style:family="text">
      <style:text-properties fo:letter-spacing="0.016cm"/>
    </style:style>
    <style:style style:name="T9" style:family="text">
      <style:text-properties fo:letter-spacing="0.011cm"/>
    </style:style>
    <style:style style:name="T10" style:family="text">
      <style:text-properties fo:letter-spacing="0.012cm"/>
    </style:style>
    <style:style style:name="T11" style:family="text">
      <style:text-properties fo:font-size="8.5pt" fo:font-weight="bold" style:font-size-asian="8.5pt" style:font-weight-asian="bold"/>
    </style:style>
    <style:style style:name="T12" style:family="text">
      <style:text-properties fo:font-size="8.5pt" fo:letter-spacing="-0.012cm" fo:font-weight="bold" style:font-size-asian="8.5pt" style:font-weight-asian="bold"/>
    </style:style>
    <style:style style:name="T13" style:family="text">
      <style:text-properties fo:font-size="6.5pt" style:font-size-asian="6.5pt"/>
    </style:style>
    <style:style style:name="T14" style:family="text">
      <style:text-properties fo:font-size="6.5pt" style:font-size-asian="6.5pt" style:text-scale="105%"/>
    </style:style>
    <style:style style:name="T15" style:family="text">
      <style:text-properties fo:font-size="6.5pt" fo:letter-spacing="-0.014cm" style:font-size-asian="6.5pt"/>
    </style:style>
    <style:style style:name="T16" style:family="text">
      <style:text-properties fo:font-size="6.5pt" style:text-underline-style="solid" style:text-underline-width="auto" style:text-underline-color="font-color" style:font-size-asian="6.5pt"/>
    </style:style>
    <style:style style:name="T17" style:family="text">
      <style:text-properties fo:font-size="6.5pt" style:text-underline-style="solid" style:text-underline-width="auto" style:text-underline-color="font-color" style:font-size-asian="6.5pt" style:text-scale="103%"/>
    </style:style>
    <style:style style:name="T18" style:family="text">
      <style:text-properties fo:font-size="6.5pt" style:text-underline-style="solid" style:text-underline-width="auto" style:text-underline-color="font-color" officeooo:rsid="001429ae" style:font-size-asian="6.5pt" style:text-scale="103%"/>
    </style:style>
    <style:style style:name="T19" style:family="text">
      <style:text-properties fo:font-size="6.5pt" style:text-underline-style="solid" style:text-underline-width="auto" style:text-underline-color="font-color" style:font-size-asian="6.5pt" style:text-scale="105%"/>
    </style:style>
    <style:style style:name="T20" style:family="text">
      <style:text-properties fo:font-size="6.5pt" fo:letter-spacing="-0.009cm" style:font-size-asian="6.5pt" style:text-scale="105%"/>
    </style:style>
    <style:style style:name="T21" style:family="text">
      <style:text-properties fo:font-size="6.5pt" fo:letter-spacing="-0.005cm" style:font-size-asian="6.5pt" style:text-scale="105%"/>
    </style:style>
    <style:style style:name="T22" style:family="text">
      <style:text-properties fo:font-size="6.5pt" fo:letter-spacing="-0.002cm" style:font-size-asian="6.5pt" style:text-scale="105%"/>
    </style:style>
    <style:style style:name="T23" style:family="text">
      <style:text-properties fo:font-size="8pt" style:font-size-asian="8pt"/>
    </style:style>
    <style:style style:name="T24" style:family="text">
      <style:text-properties style:font-name="Times New Roman" fo:font-size="6pt" style:font-size-asian="6pt"/>
    </style:style>
    <style:style style:name="T25" style:family="text">
      <style:text-properties style:font-name="Times New Roman" fo:font-size="4pt" style:font-size-asian="4pt"/>
    </style:style>
    <style:style style:name="T26" style:family="text">
      <style:text-properties style:text-position="-15% 100%"/>
    </style:style>
    <style:style style:name="T27" style:family="text">
      <style:text-properties fo:font-size="7pt" style:font-size-asian="7pt"/>
    </style:style>
    <style:style style:name="T28" style:family="text">
      <style:text-properties fo:letter-spacing="0.005cm"/>
    </style:style>
    <style:style style:name="T29" style:family="text">
      <style:text-properties fo:letter-spacing="0.009cm"/>
    </style:style>
    <style:style style:name="T30" style:family="text">
      <style:text-properties fo:letter-spacing="0.007cm"/>
    </style:style>
    <style:style style:name="T31" style:family="text">
      <style:text-properties fo:letter-spacing="-0.083cm"/>
    </style:style>
    <style:style style:name="T32" style:family="text">
      <style:text-properties fo:letter-spacing="0.002cm"/>
    </style:style>
    <style:style style:name="T33" style:family="text">
      <style:text-properties fo:letter-spacing="0.004cm"/>
    </style:style>
    <style:style style:name="T34" style:family="text">
      <style:text-properties fo:font-size="11pt" style:font-size-asian="11pt"/>
    </style:style>
    <style:style style:name="T35" style:family="text">
      <style:text-properties fo:letter-spacing="0.021cm"/>
    </style:style>
    <style:style style:name="T36" style:family="text">
      <style:text-properties fo:letter-spacing="0.023cm"/>
    </style:style>
    <style:style style:name="T37" style:family="text">
      <style:text-properties fo:letter-spacing="0.025cm"/>
    </style:style>
    <style:style style:name="T38" style:family="text">
      <style:text-properties fo:letter-spacing="0.028cm"/>
    </style:style>
    <style:style style:name="T39" style:family="text">
      <style:text-properties fo:letter-spacing="0.026cm"/>
    </style:style>
    <style:style style:name="T40" style:family="text">
      <style:text-properties fo:font-size="1pt" style:font-size-asian="1pt"/>
    </style:style>
    <style:style style:name="T41" style:family="text">
      <style:text-properties fo:font-size="4pt" style:font-size-asian="4pt"/>
    </style:style>
    <style:style style:name="T42" style:family="text">
      <style:text-properties fo:font-size="3.5pt" style:font-size-asian="3.5pt"/>
    </style:style>
    <style:style style:name="T43" style:family="text">
      <style:text-properties fo:font-size="3.5pt" style:font-size-asian="3.5pt" style:text-scale="110%"/>
    </style:style>
    <style:style style:name="T44" style:family="text">
      <style:text-properties fo:font-size="13pt" style:font-size-asian="13pt"/>
    </style:style>
    <style:style style:name="T45" style:family="text">
      <style:text-properties fo:font-size="10pt" style:text-underline-style="solid" style:text-underline-width="auto" style:text-underline-color="font-color" officeooo:rsid="001429ae" style:font-size-asian="10pt" style:font-size-complex="10pt" style:text-scale="103%"/>
    </style:style>
    <style:style style:name="T46" style:family="text">
      <style:text-properties fo:letter-spacing="-0.009cm" fo:font-weight="bold" style:font-weight-asian="bold" style:text-scale="105%"/>
    </style:style>
    <style:style style:name="T47" style:family="text">
      <style:text-properties fo:letter-spacing="-0.009cm" style:text-scale="105%"/>
    </style:style>
    <style:style style:name="T48" style:family="text">
      <style:text-properties fo:letter-spacing="-0.007cm" fo:font-weight="bold" style:font-weight-asian="bold" style:text-scale="105%"/>
    </style:style>
    <style:style style:name="T49" style:family="text">
      <style:text-properties fo:letter-spacing="0.069cm" fo:font-weight="bold" style:font-weight-asian="bold" style:text-scale="105%"/>
    </style:style>
    <style:style style:name="T50" style:family="text">
      <style:text-properties fo:letter-spacing="-0.012cm" fo:font-weight="bold" style:font-weight-asian="bold"/>
    </style:style>
    <style:style style:name="T51" style:family="text">
      <style:text-properties style:text-scale="105%"/>
    </style:style>
    <style:style style:name="T52" style:family="text">
      <style:text-properties officeooo:rsid="001429ae" style:text-scale="105%"/>
    </style:style>
    <style:style style:name="T53" style:family="text">
      <style:text-properties fo:letter-spacing="-0.014cm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text-underline-style="solid" style:text-underline-width="auto" style:text-underline-color="font-color" style:text-scale="103%"/>
    </style:style>
    <style:style style:name="T56" style:family="text">
      <style:text-properties style:text-underline-style="solid" style:text-underline-width="auto" style:text-underline-color="font-color" officeooo:rsid="001429ae" style:text-scale="103%"/>
    </style:style>
    <style:style style:name="T57" style:family="text">
      <style:text-properties style:text-underline-style="solid" style:text-underline-width="auto" style:text-underline-color="font-color" style:text-scale="105%"/>
    </style:style>
    <style:style style:name="T58" style:family="text">
      <style:text-properties style:text-underline-style="solid" style:text-underline-width="auto" style:text-underline-color="font-color" officeooo:rsid="001429ae" style:text-scale="105%"/>
    </style:style>
    <style:style style:name="T59" style:family="text">
      <style:text-properties fo:letter-spacing="-0.005cm" style:text-scale="105%"/>
    </style:style>
    <style:style style:name="T60" style:family="text">
      <style:text-properties fo:letter-spacing="-0.002cm" style:text-scale="105%"/>
    </style:style>
    <style:style style:name="T61" style:family="text">
      <style:text-properties style:text-scale="110%"/>
    </style:style>
    <style:style style:name="T62" style:family="text">
      <style:text-properties style:text-underline-style="none" style:text-scale="105%"/>
    </style:style>
    <style:style style:name="T63" style:family="text">
      <style:text-properties style:text-underline-style="none" officeooo:rsid="001429ae" style:text-scale="105%"/>
    </style:style>
    <style:style style:name="gr1" style:family="graphic">
      <style:graphic-properties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1cm" svg:stroke-color="#000000" draw:stroke-linejoin="round" svg:stroke-linecap="butt" draw:fill="solid" draw:fill-color="#ffffff" draw:textarea-horizontal-align="center" draw:textarea-vertical-align="top" draw:auto-grow-height="false" fo:padding-top="0.005cm" fo:padding-bottom="0.005cm" fo:padding-left="0.005cm" fo:padding-right="0.005cm" loext:decorative="false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GoBack"/><text:span text:style-name="T7">A</text:span><text:span text:style-name="T46"> </text:span><text:span text:style-name="T7">N</text:span><text:span text:style-name="T48"> </text:span><text:span text:style-name="T7">E</text:span><text:span text:style-name="T48"> </text:span><text:span text:style-name="T7">X</text:span><text:span text:style-name="T48"> </text:span><text:span text:style-name="T7">O</text:span><text:span text:style-name="T49"> </text:span><text:span text:style-name="T7">VIII</text:span></text:p>
      <text:p text:style-name="P13"/>
      <text:p text:style-name="P15">CONDICIONES<text:span text:style-name="T8"> </text:span>PARA<text:span text:style-name="T9"> </text:span>LA<text:span text:style-name="T10"> </text:span>PARTICIPACIÓN<text:span text:style-name="T9"> </text:span>EN<text:span text:style-name="T9"> </text:span>LA<text:span text:style-name="T8"> </text:span>FORMACIÓN<text:span text:style-name="T9"> </text:span>PROFESIONAL<text:span text:style-name="T9"> </text:span>DUAL</text:p>
      <text:p text:style-name="P4"><text:span text:style-name="T6">CURSO</text:span><text:span text:style-name="T50"> </text:span><text:span text:style-name="T6">2023/2024</text:span></text:p>
      <text:p text:style-name="P14"/>
      <text:p text:style-name="P7"><text:span text:style-name="T51">CENTRO:</text:span><text:span text:style-name="T53"> </text:span><text:span text:style-name="T55"><text:s/></text:span><text:span text:style-name="T56">César Manrique</text:span><text:span text:style-name="T54"><text:tab/></text:span></text:p>
      <text:p text:style-name="P16"/>
      <text:p text:style-name="P16"/>
      <text:p text:style-name="P16"/>
      <text:p text:style-name="P8"><text:span text:style-name="T51">APELLIDOS: </text:span><text:span text:style-name="T52">Matelat Borneo</text:span><text:span text:style-name="T51"><text:tab/>NOMBRE: </text:span><text:span text:style-name="T52">César Osvaldo</text:span></text:p>
      <text:p text:style-name="P17"/>
      <text:p text:style-name="P9"><text:span text:style-name="T51">DNI</text:span><text:span text:style-name="T47"> </text:span><text:span text:style-name="T51">/</text:span><text:span text:style-name="T47"> </text:span><text:span text:style-name="T51">NIE</text:span><text:span text:style-name="T47"> </text:span><text:span text:style-name="T51">/</text:span><text:span text:style-name="T59"> </text:span><text:span text:style-name="T51">Pasaporte: </text:span><text:span text:style-name="T52">42268151Q</text:span></text:p>
      <text:p text:style-name="P16"/>
      <text:p text:style-name="P18">He<text:span text:style-name="T28"> </text:span>leído<text:span text:style-name="T29"> </text:span>y<text:span text:style-name="T30"> </text:span>acepto<text:span text:style-name="T29"> </text:span>las<text:span text:style-name="T28"> </text:span>condiciones<text:span text:style-name="T9"> </text:span>para<text:span text:style-name="T30"> </text:span>la<text:span text:style-name="T30"> </text:span>participación<text:span text:style-name="T29"> </text:span>en<text:span text:style-name="T9"> </text:span>un<text:span text:style-name="T28"> </text:span>proyecto<text:span text:style-name="T9"> </text:span>de<text:span text:style-name="T28"> </text:span>formación<text:span text:style-name="T29"> </text:span>profesional<text:span text:style-name="T31"> </text:span>dual que<text:span text:style-name="T32"> </text:span>se relacionan<text:span text:style-name="T33"> </text:span>a<text:span text:style-name="T32"> </text:span>continuación:</text:p>
      <text:p text:style-name="P16"/>
      <text:p text:style-name="P20">1.-<text:span text:style-name="T28"> </text:span>Cursar<text:span text:style-name="T29"> </text:span>el<text:span text:style-name="T28"> </text:span>ciclo<text:span text:style-name="T29"> </text:span>formativo<text:span text:style-name="T9"> </text:span>en<text:span text:style-name="T28"> </text:span>la<text:span text:style-name="T30"> </text:span>modalidad<text:span text:style-name="T29"> </text:span>de<text:span text:style-name="T28"> </text:span>Formación<text:span text:style-name="T9"> </text:span>Profesional<text:span text:style-name="T30"> </text:span>DUAL.</text:p>
      <text:p text:style-name="P19">2.-<text:span text:style-name="T35"> </text:span>Una<text:span text:style-name="T36"> </text:span>parte<text:span text:style-name="T37"> </text:span>de<text:span text:style-name="T36"> </text:span>los<text:span text:style-name="T36"> </text:span>contenidos<text:span text:style-name="T38"> </text:span>del<text:span text:style-name="T37"> </text:span>ciclo<text:span text:style-name="T36"> </text:span>se<text:span text:style-name="T36"> </text:span>imparten<text:span text:style-name="T38"> </text:span>en<text:span text:style-name="T36"> </text:span>el<text:span text:style-name="T37"> </text:span>centro<text:span text:style-name="T36"> </text:span>y<text:span text:style-name="T36"> </text:span>otra<text:span text:style-name="T39"> </text:span>parte<text:span text:style-name="T37"> </text:span>en<text:span text:style-name="T36"> </text:span>la<text:span text:style-name="T36"> </text:span>empresa,<text:span text:style-name="T37"> </text:span>de<text:span text:style-name="T31"> </text:span>modo que el<text:span text:style-name="T32"> </text:span>horario<text:span text:style-name="T33"> </text:span>será<text:span text:style-name="T33"> </text:span>compartido.</text:p>
      <text:p text:style-name="P21">3.-<text:span text:style-name="T28"> </text:span>En<text:span text:style-name="T30"> </text:span>diferentes<text:span text:style-name="T9"> </text:span>periodos,<text:span text:style-name="T30"> </text:span>el<text:span text:style-name="T29"> </text:span>horario<text:span text:style-name="T9"> </text:span>podrá<text:span text:style-name="T30"> </text:span>desarrollarse:</text:p>
      <text:p text:style-name="P22">-Todo<text:span text:style-name="T33"> </text:span>en<text:span text:style-name="T33"> </text:span>el<text:span text:style-name="T30"> </text:span>centro.</text:p>
      <text:p text:style-name="P23">-Todo<text:span text:style-name="T28"> </text:span>en<text:span text:style-name="T28"> </text:span>la<text:span text:style-name="T30"> </text:span>empresa<text:span text:style-name="T29"> </text:span>(máximo<text:span text:style-name="T29"> </text:span>horas<text:span text:style-name="T28"> </text:span>diarias).</text:p>
      <text:p text:style-name="P23">-Compartido<text:span text:style-name="T29"> </text:span>entre<text:span text:style-name="T29"> </text:span>centro<text:span text:style-name="T9"> </text:span>y<text:span text:style-name="T28"> </text:span>empresa<text:span text:style-name="T30"> </text:span>(máximo<text:span text:style-name="T10"> </text:span>7<text:span text:style-name="T30"> </text:span>horas<text:span text:style-name="T28"> </text:span>entre<text:span text:style-name="T30"> </text:span>ambos).</text:p>
      <text:p text:style-name="P19">4.-<text:span text:style-name="T28"> </text:span>Se<text:span text:style-name="T30"> </text:span>podrán<text:span text:style-name="T28"> </text:span>desarrollar<text:span text:style-name="T9"> </text:span>actividades<text:span text:style-name="T9"> </text:span>formativas<text:span text:style-name="T9"> </text:span>en<text:span text:style-name="T28"> </text:span>la<text:span text:style-name="T29"> </text:span>empresa<text:span text:style-name="T29"> </text:span>en<text:span text:style-name="T30"> </text:span>periodos<text:span text:style-name="T30"> </text:span>de<text:span text:style-name="T30"> </text:span>vacaciones<text:span text:style-name="T31"> </text:span>escolares (Navidad,<text:span text:style-name="T33"> </text:span>Carnavales,<text:span text:style-name="T33"> </text:span>Semana<text:span text:style-name="T33"> </text:span>Santa)</text:p>
      <text:p text:style-name="P21">5.-<text:span text:style-name="T33"> </text:span>Se<text:span text:style-name="T28"> </text:span>aceptará<text:span text:style-name="T30"> </text:span>el<text:span text:style-name="T30"> </text:span>horario<text:span text:style-name="T30"> </text:span>o<text:span text:style-name="T28"> </text:span>turno<text:span text:style-name="T28"> </text:span>que<text:span text:style-name="T28"> </text:span>el<text:span text:style-name="T28"> </text:span>centro<text:span text:style-name="T29"> </text:span>y<text:span text:style-name="T28"> </text:span>la<text:span text:style-name="T28"> </text:span>empresa<text:span text:style-name="T30"> </text:span>hayan<text:span text:style-name="T33"> </text:span>establecido.</text:p>
      <text:p text:style-name="P16"/>
      <text:p text:style-name="P16"/>
      <text:p text:style-name="P16"/>
      <text:p text:style-name="P16"/>
      <text:p text:style-name="P5"><text:span text:style-name="T51">En</text:span><text:span text:style-name="T62"> </text:span><text:span text:style-name="T63">Santa Cruz de Tenerife </text:span><text:span text:style-name="T51">,</text:span><text:span text:style-name="T60"> </text:span><text:span text:style-name="T51">a </text:span><text:span text:style-name="T52">18</text:span><text:span text:style-name="T51"> </text:span><text:span text:style-name="T52">d</text:span><text:span text:style-name="T51">e </text:span><text:span text:style-name="T52">Marzo</text:span><text:span text:style-name="T63"> </text:span><text:span text:style-name="T51">de</text:span><text:span text:style-name="T60"> </text:span><text:span text:style-name="T51">20</text:span><text:span text:style-name="T52">24</text:span></text:p>
      <text:p text:style-name="P24"><draw:g text:anchor-type="as-char" draw:z-index="0" draw:style-name="gr1"><draw:line draw:style-name="gr2" draw:text-style-name="P25" svg:x1="0cm" svg:y1="0cm" svg:x2="0.238cm" svg:y2="0cm"><text:p/></draw:line></draw:g></text:p>
      <text:p text:style-name="P16"/>
      <text:p text:style-name="P6"><text:span text:style-name="T61">Firm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text-properties style:font-name="Arial MT" fo:font-family="'Arial MT'" style:font-family-generic="roman" style:font-pitch="variable" style:font-name-asian="Arial MT1" style:font-family-asian="'Arial MT'" style:font-family-generic-asian="system" style:font-pitch-asian="variable" style:font-name-complex="Arial MT1" style:font-family-complex="'Arial MT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_20__28_WW_29_" style:display-name="Default Paragraph Font (WW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905cm" fo:margin-bottom="0.494cm" fo:margin-left="0.988cm" fo:margin-right="0.988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uario</meta:initial-creator>
    <meta:editing-cycles>3</meta:editing-cycles>
    <meta:creation-date>2023-10-29T20:33:00</meta:creation-date>
    <dc:date>2024-03-13T13:55:05.269000000</dc:date>
    <meta:editing-duration>PT3M39S</meta:editing-duration>
    <meta:generator>LibreOffice/7.6.4.1$Windows_X86_64 LibreOffice_project/e19e193f88cd6c0525a17fb7a176ed8e6a3e2aa1</meta:generator>
    <meta:document-statistic meta:table-count="0" meta:image-count="0" meta:object-count="0" meta:page-count="1" meta:paragraph-count="18" meta:word-count="166" meta:character-count="995" meta:non-whitespace-character-count="844"/>
    <meta:user-defined meta:name="AppVersion">14.0000</meta:user-defined>
    <meta:user-defined meta:name="Created" meta:value-type="date">2021-03-16T00:00:00</meta:user-defined>
    <meta:user-defined meta:name="LastSaved" meta:value-type="date">2023-10-29T00:00:00</meta:user-defined>
    <meta:template xlink:type="simple" xlink:actuate="onRequest" xlink:title="Normal" xlink:href=""/>
  </office:meta>
</office:document-meta>
</file>